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Geneva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 style:shadow="none"/>
    </style:style>
    <style:style style:name="Πίνακας1.A" style:family="table-column">
      <style:table-column-properties style:column-width="85mm" style:rel-column-width="32767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 style:shadow="none"/>
    </style:style>
    <style:style style:name="Πίνακας2.A" style:family="table-column">
      <style:table-column-properties style:column-width="85mm" style:rel-column-width="32767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7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8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9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1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6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7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8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7405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e7405"/>
    </style:style>
    <style:style style:name="T8" style:family="text">
      <style:text-properties officeooo:rsid="000f7376"/>
    </style:style>
    <style:style style:name="T9" style:family="text">
      <style:text-properties officeooo:rsid="001287df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 table:number-columns-repeated="2"/>
        <table:table-row>
          <table:table-cell table:style-name="Πίνακας1.A1" office:value-type="string">
            <text:p text:style-name="P14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4">ΕΛΛΗΝΙΚΗ ΔΗΜΟΚΡΑΤΙΑ</text:p>
            <text:p text:style-name="P16"/>
            <text:p text:style-name="P14">ΥΠΟΥΡΓΕΙΟ ΠΑΙΔΕΙΑΣ</text:p>
            <text:p text:style-name="P14">ΕΡΕΥΝΑΣ ΚΑΙ ΘΡΗΣΚΕΥΜΑΤΩΝ</text:p>
            <text:p text:style-name="P14">ΠΕΡΙΦΕΡΕΙΑΚΗ Δ/ΝΣΗ Π/ΘΜΙΑΣ</text:p>
            <text:p text:style-name="P14">ΚΑΙ Δ/ΘΜΙΑΣ ΕΚΠ/ΣΗΣ ΚΡΗΤΗΣ</text:p>
            <text:p text:style-name="P14"/>
            <text:p text:style-name="P14">Δ/ΝΣΗ Δ/ΘΜΙΑΣ ΕΚΠ/ΣΗΣ Ν.ΗΡΑΚΛΕΙΟΥ</text:p>
            <text:p text:style-name="P14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7">ΜΟΙΡΕΣ <text:s/>____/<text:span text:style-name="T1">____/________</text:span></text:p>
            <text:p text:style-name="P17"/>
            <text:p text:style-name="P17">Aριθμός πρωτοκόλλου: ______</text:p>
          </table:table-cell>
        </table:table-row>
        <table:table-row>
          <table:table-cell table:style-name="Πίνακας1.A1" office:value-type="string">
            <text:p text:style-name="P15">τ.κ. 70400, <text:span text:style-name="T1">Μοίρες, Δήμος Φαιστού</text:span></text:p>
            <text:p text:style-name="P15">τηλ. 2892023416, φαξ 2892022100</text:p>
            <text:p text:style-name="P13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8">mail@1epal-moiron.ira.sch.gr</text:p>
          </table:table-cell>
          <table:table-cell table:style-name="Πίνακας1.B2" office:value-type="string">
            <text:p text:style-name="P17">Αρίθμ. Απόφασης ____/________</text:p>
          </table:table-cell>
        </table:table-row>
      </table:table>
      <text:p text:style-name="P1"/>
      <text:p text:style-name="P3"><text:span text:style-name="T4">Θέμα</text:span>: <text:span text:style-name="T6">Χορήγηση κανονικής άδειας απουσίας</text:span></text:p>
      <text:p text:style-name="P2"/>
      <text:p text:style-name="P5">Έχοντας υπόψη </text:p>
      <text:p text:style-name="P5"/>
      <text:list xml:id="list5066392" text:style-name="L1">
        <text:list-item>
          <text:p text:style-name="P6">Τις διατάξεις των άρθρων 2, 48 και 49 του Ν.3528/07 (ΦΕΚ 26/9.2.2007 τ.Α)</text:p>
        </text:list-item>
        <text:list-item>
          <text:p text:style-name="P6">Την με αριθμ. 74257/Δ2/10.07.2007 εγκύκλιο του ΥΠ.Π.Δ.Β.Μ.Θ.</text:p>
        </text:list-item>
        <text:list-item>
          <text:p text:style-name="P7">Την με αρίθμ. <text:span text:style-name="T7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6">Την από <text:span text:style-name="T5">[DATE_OF_REQUEST]</text:span> και με αριθμ. Πρωτ. <text:span text:style-name="T5">[PROTOCOL_OF_REQUEST]</text:span> αίτηση <text:span text:style-name="T9">[TOY]</text:span> <text:span text:style-name="T5">[LAST_NAME]</text:span> <text:span text:style-name="T5">[FIRST_NAME]</text:span> του <text:span text:style-name="T5">[FATHER_NAME_GEN]</text:span>, εκπαιδευτικού λειτουργού κλάδου <text:span text:style-name="T5">[SPECIALTY]</text:span>. <text:s/></text:p>
        </text:list-item>
      </text:list>
      <text:p text:style-name="P2"/>
      <text:p text:style-name="P4">ΑΠΟΦΑΣΙΖΟΥΜΕ</text:p>
      <text:p text:style-name="P2"/>
      <text:p text:style-name="P5">Χορηγούμε <text:span text:style-name="T7">[STON]</text:span> <text:span text:style-name="T5">[LAST_NAME]</text:span> <text:span text:style-name="T5">[FIRST_NAME]</text:span> του <text:span text:style-name="T5">[FATHER_NAME_GEN]</text:span> εκπαιδευτικού κλάδου <text:span text:style-name="T5">[SPECIALTY]</text:span> του 1ου ΕΠΑ.Λ. ΜΟΙΡΩΝ, <text:span text:style-name="T5">[DAYS_DURATION]</text:span> ΚΑΝΟΝΙΚΗ άδεια απουσίας με αποδοχές από <text:span text:style-name="T5">[STARTING_DATE]</text:span> έως και <text:span text:style-name="T5">[ENDING_DATE]</text:span> για τους λόγους που αναφέρονται στην αίτησή <text:span text:style-name="T7">[TOY]</text:span>. </text:p>
      <text:p text:style-name="P5"/>
      <text:p text:style-name="P5"><text:tab/></text:p>
      <table:table table:name="Πίνακας2" table:style-name="Πίνακας2">
        <table:table-column table:style-name="Πίνακας2.A" table:number-columns-repeated="2"/>
        <table:table-row>
          <table:table-cell table:style-name="Πίνακας2.A1" office:value-type="string">
            <text:p text:style-name="P8">Αρχειοθέτηση: </text:p>
          </table:table-cell>
          <table:table-cell table:style-name="Πίνακας2.A1" office:value-type="string">
            <text:p text:style-name="P10">[MANAGER]</text:p>
          </table:table-cell>
        </table:table-row>
        <table:table-row>
          <table:table-cell table:style-name="Πίνακας2.A1" office:value-type="string">
            <text:list xml:id="list4094098692" text:style-name="L2">
              <text:list-item>
                <text:p text:style-name="P9">Στο φάκελο του/της εκπ/κού που τηρείται στη σχ. μονάδα</text:p>
              </text:list-item>
              <text:list-item>
                <text:p text:style-name="P9">Δ/νση Δ/θμιας Εκπ/σης</text:p>
              </text:list-item>
              <text:list-item>
                <text:p text:style-name="P9">Ενδιαφερόμενο/η</text:p>
              </text:list-item>
              <text:list-item>
                <text:p text:style-name="P11">Εξερχόμενα</text:p>
              </text:list-item>
              <text:list-item>
                <text:p text:style-name="P11">Καταχώρηση Myschool</text:p>
              </text:list-item>
            </text:list>
          </table:table-cell>
          <table:table-cell table:style-name="Πίνακας2.B2" office:value-type="string">
            <text:p text:style-name="P12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Geneva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0-03T20:56:04.472645855</dc:date>
    <dc:creator>Ιωάννης Χαριτάκης</dc:creator>
    <meta:editing-duration>PT10M27S</meta:editing-duration>
    <meta:editing-cycles>5</meta:editing-cycles>
    <meta:generator>LibreOffice/5.3.6.1$Linux_X86_64 LibreOffice_project/3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165" meta:character-count="1366" meta:non-whitespace-character-count="1231"/>
  </office:meta>
</office:document-meta>
</file>